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28cm"/>
    </style:style>
    <style:style style:name="co3" style:family="table-column">
      <style:table-column-properties fo:break-before="auto" style:column-width="4.034cm"/>
    </style:style>
    <style:style style:name="co4" style:family="table-column">
      <style:table-column-properties fo:break-before="auto" style:column-width="5.861cm"/>
    </style:style>
    <style:style style:name="co5" style:family="table-column">
      <style:table-column-properties fo:break-before="auto" style:column-width="10.507cm"/>
    </style:style>
    <style:style style:name="co6" style:family="table-column">
      <style:table-column-properties fo:break-before="auto" style:column-width="2.817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12.4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2.268cm" fo:break-before="page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572cm" fo:break-before="auto" style:use-optimal-row-height="true"/>
    </style:style>
    <style:style style:name="ro9" style:family="table-row">
      <style:table-row-properties style:row-height="2.159cm" fo:break-before="auto" style:use-optimal-row-height="true"/>
    </style:style>
    <style:style style:name="ro10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 style:data-style-name="N37">
      <style:table-cell-properties style:vertical-align="middle"/>
    </style:style>
    <style:style style:name="ce9" style:family="table-cell" style:parent-style-name="Default">
      <style:table-cell-properties fo:background-color="#3deb3d" style:vertical-align="middle"/>
    </style:style>
    <style:style style:name="ce10" style:family="table-cell" style:parent-style-name="Default">
      <style:table-cell-properties fo:background-color="#ff0000" style:vertical-align="middle"/>
    </style:style>
    <style:style style:name="ce11" style:family="table-cell" style:parent-style-name="Default">
      <style:table-cell-properties fo:background-color="#ffd320" style:vertical-align="middle"/>
    </style:style>
    <style:style style:name="ce1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Intro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2"/>
        </table:table-row>
        <table:table-row table:style-name="ro2">
          <table:table-cell office:value-type="string">
            <text:p>Test plan of JavaMelod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>
            <text:p>To execute tests, some things are needed :</text:p>
          </table:table-cell>
          <table:table-cell table:number-columns-repeated="2"/>
        </table:table-row>
        <table:table-row table:style-name="ro2">
          <table:table-cell office:value-type="string">
            <text:p>User guide :</text:p>
          </table:table-cell>
          <table:table-cell/>
          <table:table-cell office:value-type="string">
            <text:p>http://code.google.com/p/javamelody/wiki/UserGuide</text:p>
          </table:table-cell>
        </table:table-row>
        <table:table-row table:style-name="ro2">
          <table:table-cell office:value-type="string">
            <text:p>Advanced user guide :</text:p>
          </table:table-cell>
          <table:table-cell/>
          <table:table-cell office:value-type="string">
            <text:p>http://code.google.com/p/javamelody/wiki/UserGuideAdvanced</text:p>
          </table:table-cell>
        </table:table-row>
        <table:table-row table:style-name="ro2">
          <table:table-cell office:value-type="string">
            <text:p>test.war :</text:p>
          </table:table-cell>
          <table:table-cell/>
          <table:table-cell office:value-type="string">
            <text:p>build test.war from sources using the ant target « test-war » in build.xml (see dev. Guide)</text:p>
          </table:table-cell>
        </table:table-row>
      </table:table>
      <table:table table:name="Tests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default-cell-style-name="ce7"/>
        <table:table-column table:style-name="co1" table:number-columns-repeated="1013" table:default-cell-style-name="ce3"/>
        <table:table-row table:style-name="ro2">
          <table:table-cell table:style-name="ce2" office:value-type="string">
            <text:p>Test category</text:p>
          </table:table-cell>
          <table:table-cell table:style-name="ce2" office:value-type="string">
            <text:p>OS</text:p>
          </table:table-cell>
          <table:table-cell table:style-name="ce2" office:value-type="string">
            <text:p>Application server</text:p>
          </table:table-cell>
          <table:table-cell table:style-name="ce4" office:value-type="string">
            <text:p>JDK</text:p>
          </table:table-cell>
          <table:table-cell table:style-name="ce6" office:value-type="string">
            <text:p>Test summary</text:p>
          </table:table-cell>
          <table:table-cell table:style-name="ce6" office:value-type="string">
            <text:p>Test description</text:p>
          </table:table-cell>
          <table:table-cell table:style-name="ce2" office:value-type="string">
            <text:p>Date of test</text:p>
          </table:table-cell>
          <table:table-cell table:style-name="ce2" office:value-type="string">
            <text:p>Result of test</text:p>
          </table:table-cell>
          <table:table-cell table:style-name="ce2" office:value-type="string">
            <text:p>Version</text:p>
          </table:table-cell>
          <table:table-cell table:style-name="ce2" office:value-type="string">
            <text:p>Tester</text:p>
          </table:table-cell>
          <table:table-cell table:number-columns-repeated="1014"/>
        </table:table-row>
        <table:table-row table:style-name="ro3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in features</text:p>
          </table:table-cell>
          <table:table-cell office:value-type="string">
            <text:p>This is a test case to use main features fast without details. It will be used below in different contexts.</text:p>
            <text:p/>
            <text:p>Open all screens :</text:p>
            <text:p>- Open main report</text:p>
            <text:p>- Execute requests to have data for http, sql, spring, guice, services, jsp, jobs, caches</text:p>
            <text:p>- Refresh main report to view data for http, sql, spring, guice, services, jsp, jobs, caches</text:p>
            <text:p>- Open pdf report</text:p>
            <text:p>- Select each period : day, week, month, year, customized, all and day again</text:p>
            <text:p>- Open the detail of an http request</text:p>
            <text:p>- Execute a long sql request and refresh the main report to check the http and sql current requests</text:p>
            <text:p>- Check the system informations and sys. Info. details</text:p>
            <text:p>- Display details of threads</text:p>
            <text:p>- Display details of jobs</text:p>
            <text:p>- Display details of caches</text:p>
            <text:p>- Execute the GC</text:p>
            <text:p>- Display the memory histogram</text:p>
            <text:p>- Create an http session</text:p>
            <text:p>- Display http sessions and an http session detail</text:p>
            <text:p>- Invalidate http sessions</text:p>
            <text:p>- Display the deployment descriptor</text:p>
            <text:p>- Display the OS process</text:p>
            <text:p>- Display the JNDI tree</text:p>
            <text:p>- Display the opened jdbc connections</text:p>
            <text:p>- Display a database report</text:p>
          </table:table-cell>
          <table:table-cell table:style-name="ce2" table:number-columns-repeated="4"/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4"/>
          <table:table-cell table:style-name="ce6" table:number-columns-repeated="2"/>
          <table:table-cell table:style-name="ce2" table:number-columns-repeated="4"/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1">
            <text:p>1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Windows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2">
            <text:p>12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Check that heap dump, memory histogram, stack traces and system load average are not available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5.0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office:value-type="string">
            <text:p>not in eclipse?</text:p>
          </table:table-cell>
          <table:table-cell table:style-name="ce8" office:value-type="date" office:date-value="2010-10-13">
            <text:p>13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Linux</text:p>
          </table:table-cell>
          <table:table-cell office:value-type="string">
            <text:p>Tomcat 6</text:p>
          </table:table-cell>
          <table:table-cell office:value-type="string">
            <text:p>1.5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4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JRE 1.6</text:p>
          </table:table-cell>
          <table:table-cell office:value-type="string">
            <text:p>Test main features (see above)</text:p>
          </table:table-cell>
          <table:table-cell office:value-type="string">
            <text:p>Check that the « memory histogram » feature explains the need for a JDK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ona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5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boss 5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0-21">
            <text:p>21/10/10</text:p>
          </table:table-cell>
          <table:table-cell table:style-name="ce10" office:value-type="string">
            <text:p>KO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ajor issue for database report? : Caused by: java.lang.IllegalStateException: BaseClassLoader@6e48d4{vfszip:/D:/Lo</text:p>
            <text:p>giciels/Java/jboss/jboss-5.1.0.GA/server/default/deploy/javamelody-test-webapp.w</text:p>
            <text:p>ar/} classLoader is not connected to a domain (probably undeployed?) for class n</text:p>
            <text:p>et.bull.javamelody.JdbcWrapper$StatementInvocationHandler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Jetty 6.1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/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1.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Oracle WebLogic 11g</text:p>
          </table:table-cell>
          <table:table-cell office:value-type="string">
            <text:p>Jrockit 6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IBM WebSphere</text:p>
          </table:table-cell>
          <table:table-cell office:value-type="string">
            <text:p>IBM J9</text:p>
          </table:table-cell>
          <table:table-cell office:value-type="string">
            <text:p>Test main features (see above)</text:p>
          </table:table-cell>
          <table:table-cell table:number-columns-repeated="1019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ozilla Firefox3.6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Google Chrom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ce12" office:value-type="string">
            <text:p>minor issue : web.xml is not displayed as xml</text:p>
          </table:table-cell>
          <table:table-cell table:number-columns-repeated="1013"/>
        </table:table-row>
        <table:table-row table:style-name="ro2">
          <table:table-cell office:value-type="string">
            <text:p>Main featur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Test with MS Internet Explorer 8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solution-secon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orage-directory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warning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vere-threshold-milli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url-exclude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htt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ql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jb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prin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guice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ervices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if the transform pattern removes the '.'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truts-transform-patter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error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log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ob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display of errors and mean times in the list of jobs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jsp-transform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played-counters</text:p>
          </table:table-cell>
          <table:table-cell office:value-type="string">
            <text:p>to be written</text:p>
          </table:table-cell>
          <table:table-cell table:style-name="ce8" office:value-type="date" office:date-value="2010-10-25">
            <text:p>25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issue fixed for the extreme cases that the http counter is not displayed or that displayed-counters is empty</text:p>
          </table:table-cell>
          <table:table-cell table:number-columns-repeated="1013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no-database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system-actions-en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llowed-addr-pattern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isabled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datasources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session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admin-emails</text:p>
          </table:table-cell>
          <table:table-cell office:value-type="string">
            <text:p>to be written</text:p>
          </table:table-cell>
          <table:table-cell table:style-name="ce8" office:value-type="date" office:date-value="2010-10-24">
            <text:p>2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ail-period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monitoring-path</text:p>
          </table:table-cell>
          <table:table-cell office:value-type="string">
            <text:p>to be written</text:p>
          </table:table-cell>
          <table:table-cell table:style-name="ce8" office:value-type="date" office:date-value="2010-10-29">
            <text:p>29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rewrap-datasources</text:p>
          </table:table-cell>
          <table:table-cell office:value-type="string">
            <text:p>In tomcat, 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context parameter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rameter in system properties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Parameter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iority of parameters in system properties, in context parameters and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0-30">
            <text:p>30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Web fragment</text:p>
          </table:table-cell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1">without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any</text:p>
          </table:table-cell>
          <table:table-cell office:value-type="string">
            <text:p>Tomcat 7</text:p>
          </table:table-cell>
          <table:table-cell office:value-type="string">
            <text:p>1.6</text:p>
          </table:table-cell>
          <table:table-cell office:value-type="string">
            <text:p>web-fragment.xml <text:span text:style-name="T2">with</text:span> filter and listener in web.xml</text:p>
          </table:table-cell>
          <table:table-cell office:value-type="string">
            <text:p>to be written</text:p>
            <text:p>Note: needs web-app version 3.0 in web.xml</text:p>
          </table:table-cell>
          <table:table-cell table:style-name="ce8" office:value-type="date" office:date-value="2010-11-04">
            <text:p>04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JRobi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arts and collect unavailable if JRobin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vailabililty of the PDF reports if iText classes are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PDF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Unavailabililty of the PDF reports if iText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nglis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French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erman language</text:p>
          </table:table-cell>
          <table:table-cell office:value-type="string">
            <text:p>Test main features (see above)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anguag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fault language of the server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Hudson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JIRA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Confluenc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uthentification for Atlassian plugin in Bamboo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Grails plugi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Tomcat 5.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bind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8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, with rewrap-datasources paramete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Boss 5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7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WebLogic 11g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9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Jetty 6</text:p>
          </table:table-cell>
          <table:table-cell office:value-type="string">
            <text:p>any</text:p>
          </table:table-cell>
          <table:table-cell office:value-type="string">
            <text:p>Automatic rewrapping of datasources which JNDI names start with « jdbc/ » in "java:comp/env/" or "java:/" contexts</text:p>
          </table:table-cell>
          <table:table-cell office:value-type="string">
            <text:p>to be written</text:p>
          </table:table-cell>
          <table:table-cell table:style-name="Default" table:number-columns-repeated="4"/>
          <table:table-cell table:number-columns-repeated="1014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14.jar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1.21.0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irect JDBC driver, such as ojdbc6.jar with java.sql.Driver f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BasicDataSource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 using JndiObjectFactoryBean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0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pring DataSources with excludedDatasources property</text:p>
          </table:table-cell>
          <table:table-cell office:value-type="string">
            <text:p>to be written</text:p>
          </table:table-cell>
          <table:table-cell table:style-name="ce8" office:value-type="date" office:date-value="2010-11-07">
            <text:p>07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JDBC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lternative for monitoring of sql requests with HibernateBatcherFactory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*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ejb names in ejb-jar.xml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EJB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interceptor with annotation in ejb classe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spring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dvisor &amp; pointcut with a regexp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Spring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pring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0-31">
            <text:p>31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notation in a method of a guice class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Matcher with an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Guic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Guic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MonitoringProx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roxy of interface, customizing the name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terceptor for struts ac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Stru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Struts-Xwork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batch jobs defined in spring scheduling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 paused job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aus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sume all jobs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Job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Quartz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2">
            <text:p>02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list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purge all cach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Cache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Report ok if ehcache classes are not present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error message with oracle when the user is not granted, including the grant query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postgre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oracl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Database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e contents of database reports for mysq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Security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security constraints in web.xml including « CONFIDENTIAL » for SS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11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office:value-type="string">
            <text:p>Minor issue: Works with firefox and chrome. With IE8 / XP, html report is OK but pdf report can't be viewed or downloaded over SSL (self signed certificate here): issues of IE versions for pdf / doc / xls over SSL are « infamous ».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check error messag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7">
          <table:table-cell office:value-type="string">
            <text:p>SecurityManag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add -security option and modify java.policy file (catalina.policy); the examples webapp needs to be undeploy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NoWebappModif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Deployment of JavaMelody without modification of webapp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EAR</text:p>
          </table:table-cell>
          <table:table-cell office:value-type="string">
            <text:p>any</text:p>
          </table:table-cell>
          <table:table-cell office:value-type="string">
            <text:p>Glassfish 3</text:p>
          </table:table-cell>
          <table:table-cell office:value-type="string">
            <text:p>any</text:p>
          </table:table-cell>
          <table:table-cell office:value-type="string">
            <text:p>deployment of JavaMelody in an ear fiil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Tomcat 6</text:p>
          </table:table-cell>
          <table:table-cell office:value-type="string">
            <text:p>any</text:p>
          </table:table-cell>
          <table:table-cell office:value-type="string">
            <text:p>javamelody.war in tomc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java -jar javamelody.war with xml transport format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several applications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2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pplications not available any more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4">
          <table:table-cell office:value-type="string">
            <text:p>Collect server</text:p>
          </table:table-cell>
          <table:table-cell office:value-type="string">
            <text:p>any</text:p>
          </table:table-cell>
          <table:table-cell office:value-type="string">
            <text:p>-</text:p>
          </table:table-cell>
          <table:table-cell office:value-type="string">
            <text:p>any</text:p>
          </table:table-cell>
          <table:table-cell office:value-type="string">
            <text:p>an application with several instances (such as in a cluster)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JonAS 5</text:p>
          </table:table-cell>
          <table:table-cell office:value-type="string">
            <text:p>any</text:p>
          </table:table-cell>
          <table:table-cell office:value-type="string">
            <text:p>test OSGI configuration</text:p>
          </table:table-cell>
          <table:table-cell office:value-type="string">
            <text:p>to be writt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Http and debugging logs with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6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Debugging logs at debug level for intialization (and no higher level for normal initialization)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back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log4j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4">
          <table:table-cell office:value-type="string">
            <text:p>Log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Statistics and last errors for warn and error logs in java.util.logging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Last shutdown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Check that the last_shutdown.html file is written when the server is stoppe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Request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table:style-name="ce3" office:value-type="string">
            <text:p>Requests statistics and details</text:p>
          </table:table-cell>
          <table:table-cell office:value-type="string">
            <text:p>to be written (stack-trace of error, stack-trace of log, sql explain plan, call tree, usages, summary per class, last error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Execute the garbage collector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Generate a heap dump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JDK 1.6</text:p>
          </table:table-cell>
          <table:table-cell office:value-type="string">
            <text:p>View memory histogram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Invalidate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0-14">
            <text:p>14/10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http sess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a http session detail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deployment descriptor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S proces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JNDI tree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System action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View the opened jdbc connection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System informations</text:p>
          </table:table-cell>
          <table:table-cell office:value-type="string">
            <text:p>Windows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check the contents of system informations and compare with jconsole/jvisualvm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6</text:p>
          </table:table-cell>
          <table:table-cell office:value-type="string">
            <text:p>View thread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1.5</text:p>
          </table:table-cell>
          <table:table-cell office:value-type="string">
            <text:p>View threads, without stack-traces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2">
          <table:table-cell office:value-type="string">
            <text:p>Threads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any</text:p>
          </table:table-cell>
          <table:table-cell office:value-type="string">
            <text:p>Kill a thread</text:p>
          </table:table-cell>
          <table:table-cell office:value-type="string">
            <text:p>to be written</text:p>
          </table:table-cell>
          <table:table-cell table:style-name="ce8" office:value-type="date" office:date-value="2010-11-01">
            <text:p>01/11/10</text:p>
          </table:table-cell>
          <table:table-cell table:style-name="ce9" office:value-type="string">
            <text:p>OK</text:p>
          </table:table-cell>
          <table:table-cell office:value-type="string">
            <text:p>trunk</text:p>
          </table:table-cell>
          <table:table-cell office:value-type="string">
            <text:p>evernat</text:p>
          </table:table-cell>
          <table:table-cell table:number-columns-repeated="1014"/>
        </table:table-row>
        <table:table-row table:style-name="ro1" table:number-rows-repeated="6535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Tests.A1:Tests.AMJ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7">07/11/2010</text:date>, <text:time>12:4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eric Vernat</meta:initial-creator>
    <meta:creation-date>2010-08-26T17:04:42.85</meta:creation-date>
    <dc:date>2010-11-07T12:42:48.20</dc:date>
    <dc:creator>Emeric Vernat</dc:creator>
    <meta:editing-duration>PT240H12M03S</meta:editing-duration>
    <meta:editing-cycles>187</meta:editing-cycles>
    <meta:generator>OpenOffice.org/3.2$Win32 OpenOffice.org_project/320m18$Build-9502</meta:generator>
    <meta:document-statistic meta:table-count="2" meta:cell-count="1369" meta:object-count="0"/>
  </office:meta>
</office:document-meta>
</file>